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5cm"/>
    </style:style>
    <style:style style:name="co2" style:family="table-column">
      <style:table-column-properties fo:break-before="auto" style:column-width="9.638cm"/>
    </style:style>
    <style:style style:name="co3" style:family="table-column">
      <style:table-column-properties fo:break-before="auto" style:column-width="4.66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style:font-name-asian="Segoe UI" style:font-name-complex="Tahoma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Lien</text:p>
          </table:table-cell>
        </table:table-row>
        <table:table-row table:style-name="ro1">
          <table:table-cell table:style-name="ce1" office:value-type="string" calcext:value-type="string">
            <text:p>Lidar</text:p>
          </table:table-cell>
          <table:table-cell table:style-name="ce2" office:value-type="string" calcext:value-type="string">
            <text:p>SLAMTEC RPLIDAR A1M8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.96" calcext:value-type="float">
            <text:p>76,96</text:p>
          </table:table-cell>
          <table:table-cell table:style-name="ce2" office:value-type="string" calcext:value-type="string">
            <text:p>Oui (Eirbot)</text:p>
          </table:table-cell>
          <table:table-cell table:style-name="ce2" office:value-type="string" calcext:value-type="string">
            <text:p><text:span text:style-name="T1"><text:a xlink:href="https://www.aliexpress.com/p/tesla-landing/index.html?scenario=c_ppc_item_bridge&amp;productId=1005007205350155&amp;_immersiveMode=true&amp;withMainCard=true&amp;isdl=y&amp;utm_source=chatgpt.com" xlink:type="simple">https://www.aliexpress.com/p/tesla-landing/index.html?scenario=c_ppc_item_bridge&amp;productId=1005007205350155&amp;_immersiveMode=true&amp;withMainCard=true&amp;isdl=y&amp;utm_source=chatgpt.com</text:a></text:span></text:p>
          </table:table-cell>
        </table:table-row>
        <table:table-row table:style-name="ro1">
          <table:table-cell table:style-name="ce1" office:value-type="string" calcext:value-type="string">
            <text:p>Roues</text:p>
          </table:table-cell>
          <table:table-cell table:style-name="ce2" office:value-type="string" calcext:value-type="string">
            <text:p>BaneBots T61 Wheel, 1-1/8" x 0.6", Hub Mount, 40A, Orange 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40.85" calcext:value-type="float">
            <text:p>40,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<text:a xlink:href="https://palmbeachbots.com/products/banebots-t61-wheel-1-1-8-x-0-6-hub-mount-40a-orange" xlink:type="simple">https://palmbeachbots.com/products/banebots-t61-wheel-1-1-8-x-0-6-hub-mount-40a-orange</text:a></text:p>
          </table:table-cell>
        </table:table-row>
        <table:table-row table:style-name="ro1">
          <table:table-cell office:value-type="string" calcext:value-type="string">
            <text:p>Moteurs</text:p>
          </table:table-cell>
          <table:table-cell office:value-type="string" calcext:value-type="string">
            <text:p>NEMA17 Closed Loop 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 (Eirbot)</text:p>
          </table:table-cell>
          <table:table-cell office:value-type="string" calcext:value-type="string">
            <text:p><text:a xlink:href="https://www.amazon.com/SERVO42C-Stepper-Printer-Compatible-Mainboard/dp/B09MTXGVMZ" xlink:type="simple">https://www.amazon.com/SERVO42C-Stepper-Printer-Compatible-Mainboard/dp/B09MTXGVMZ</text:a></text:p>
          </table:table-cell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string" calcext:value-type="string">
            <text:p>Raspberry Pi 4 Modèle B (8 Go)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ui (Moi ou Eirbot)</text:p>
          </table:table-cell>
          <table:table-cell office:value-type="string" calcext:value-type="string">
            <text:p><text:a xlink:href="https://www.amazon.fr/Raspberry-Pi-RPI4-MODBP-8GB-modèles-Go/dp/B09TTKT94J?th=1" xlink:type="simple">https://www.amazon.fr/Raspberry-Pi-RPI4-MODBP-8GB-mod%C3%A8les-Go/dp/B09TTKT94J?th=1</text:a></text:p>
          </table:table-cell>
        </table:table-row>
        <table:table-row table:style-name="ro1">
          <table:table-cell office:value-type="string" calcext:value-type="string">
            <text:p>Microcontroleur</text:p>
          </table:table-cell>
          <table:table-cell office:value-type="string" calcext:value-type="string">
            <text:p>ESP-WROOM-32 ESP32 TYPE-C USB CH340C WiFi + Bluetooth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office:value-type="string" calcext:value-type="string">
            <text:p>Oui (Eirbot)</text:p>
          </table:table-cell>
          <table:table-cell office:value-type="string" calcext:value-type="string">
            <text:p><text:a xlink:href="https://fr.aliexpress.com/item/1005006516529521.html?src=google&amp;pdp_npi=4%40dis!EUR!4.57!3.49!!!!!%40!12000037500274822!ppc" xlink:type="simple">https://fr.aliexpress.com/item/1005006516529521.html?src=google&amp;pdp_npi=4%40dis!EUR!4.57!3.49!!!!!%40!12000037500274822!ppc</text:a>!!!</text:p>
          </table:table-cell>
        </table:table-row>
        <table:table-row table:style-name="ro1">
          <table:table-cell office:value-type="string" calcext:value-type="string">
            <text:p>IO extender</text:p>
          </table:table-cell>
          <table:table-cell office:value-type="string" calcext:value-type="string">
            <text:p>PCF8575 IO Expander Board Module I2C to 16 IO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 (Je sais pas a qui)</text:p>
          </table:table-cell>
          <table:table-cell office:value-type="string" calcext:value-type="string">
            <text:p><text:a xlink:href="https://www.amazon.com/AITIAO-PCF8575-Expander-Extension-Communication/dp/B0B82R7R17" xlink:type="simple">https://www.amazon.com/AITIAO-PCF8575-Expander-Extension-Communication/dp/B0B82R7R17</text:a></text:p>
          </table:table-cell>
        </table:table-row>
        <table:table-row table:style-name="ro1">
          <table:table-cell office:value-type="string" calcext:value-type="string">
            <text:p>Carte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20:01:11.133000000</meta:creation-date>
    <dc:date>2025-10-01T21:26:59.174000000</dc:date>
    <meta:editing-duration>PT14M13S</meta:editing-duration>
    <meta:editing-cycles>1</meta:editing-cycles>
    <meta:document-statistic meta:table-count="1" meta:cell-count="43" meta:object-count="0"/>
    <meta:generator>LibreOffice/24.8.6.2$Windows_X86_64 LibreOffice_project/6d98ba145e9a8a39fc57bcc76981d1fb1316c60c</meta:generator>
  </office:meta>
</office:document-meta>
</file>